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text-position="0% 100%" style:font-name="Times New Roman" fo:font-size="13pt" fo:font-style="normal" fo:font-weight="normal" officeooo:rsid="0024f6de" officeooo:paragraph-rsid="0024f6de" style:font-size-asian="13pt" style:font-style-asian="normal" style:font-weight-asian="normal" style:font-size-complex="13pt" style:font-style-complex="normal" style:font-weight-complex="normal"/>
    </style:style>
    <style:style style:name="P2" style:family="paragraph" style:parent-style-name="Standard">
      <style:paragraph-properties fo:text-align="justify" style:justify-single-word="false"/>
      <style:text-properties style:text-position="0% 100%" style:font-name="Times New Roman" fo:font-size="13pt" style:font-size-asian="13pt" style:font-size-complex="13pt"/>
    </style:style>
    <style:style style:name="P3" style:family="paragraph" style:parent-style-name="Standard" style:list-style-name="L1">
      <style:paragraph-properties fo:text-align="justify" style:justify-single-word="false"/>
      <style:text-properties style:text-position="0% 100%" style:font-name="Times New Roman" fo:font-size="13pt" officeooo:paragraph-rsid="002901b9" style:font-size-asian="13pt" style:font-size-complex="13pt"/>
    </style:style>
    <style:style style:name="P4" style:family="paragraph" style:parent-style-name="Standard">
      <style:paragraph-properties fo:text-align="center" style:justify-single-word="false"/>
      <style:text-properties style:text-position="0% 100%" style:font-name="Times New Roman" fo:font-size="13pt" style:font-size-asian="13pt" style:font-size-complex="13pt"/>
    </style:style>
    <style:style style:name="P5" style:family="paragraph" style:parent-style-name="Standard">
      <style:paragraph-properties fo:text-align="justify" style:justify-single-word="false"/>
      <style:text-properties style:text-position="0% 100%" style:font-name="Times New Roman" fo:font-size="13pt" officeooo:rsid="00124769" officeooo:paragraph-rsid="002be117" style:font-size-asian="13pt" style:font-size-complex="13pt"/>
    </style:style>
    <style:style style:name="P6" style:family="paragraph" style:parent-style-name="Standard">
      <style:paragraph-properties fo:text-align="justify" style:justify-single-word="false"/>
      <style:text-properties style:text-position="0% 100%" style:font-name="Times New Roman" fo:font-size="13pt" officeooo:rsid="0013ef3e" officeooo:paragraph-rsid="002be117" style:font-size-asian="13pt" style:font-size-complex="13pt"/>
    </style:style>
    <style:style style:name="P7" style:family="paragraph" style:parent-style-name="Standard">
      <style:paragraph-properties fo:text-align="justify" style:justify-single-word="false"/>
      <style:text-properties style:text-position="0% 100%" style:font-name="Times New Roman" fo:font-size="13pt" officeooo:rsid="0014492e" officeooo:paragraph-rsid="002be117" style:font-size-asian="13pt" style:font-size-complex="13pt"/>
    </style:style>
    <style:style style:name="P8" style:family="paragraph" style:parent-style-name="Standard">
      <style:paragraph-properties fo:text-align="justify" style:justify-single-word="false"/>
      <style:text-properties style:text-position="0% 100%" style:font-name="Times New Roman" fo:font-size="13pt" officeooo:rsid="00154e14" officeooo:paragraph-rsid="002be117" style:font-size-asian="13pt" style:font-size-complex="13pt"/>
    </style:style>
    <style:style style:name="P9" style:family="paragraph" style:parent-style-name="Standard" style:list-style-name="L4">
      <style:paragraph-properties fo:text-align="justify" style:justify-single-word="false"/>
      <style:text-properties style:text-position="0% 100%" style:font-name="Times New Roman" fo:font-size="13pt" officeooo:rsid="00154e14" officeooo:paragraph-rsid="002be117" style:font-size-asian="13pt" style:font-size-complex="13pt"/>
    </style:style>
    <style:style style:name="P10" style:family="paragraph" style:parent-style-name="Standard" style:list-style-name="L4">
      <style:paragraph-properties fo:text-align="justify" style:justify-single-word="false"/>
      <style:text-properties style:text-position="0% 100%" style:font-name="Times New Roman" fo:font-size="13pt" officeooo:rsid="00375ce2" officeooo:paragraph-rsid="00375ce2" style:font-size-asian="13pt" style:font-size-complex="13pt"/>
    </style:style>
    <style:style style:name="P11" style:family="paragraph" style:parent-style-name="Standard">
      <style:paragraph-properties fo:text-align="justify" style:justify-single-word="false"/>
      <style:text-properties style:text-position="0% 100%" style:font-name="Times New Roman" fo:font-size="13pt" fo:font-weight="bold" officeooo:rsid="00145eda" officeooo:paragraph-rsid="00145eda" style:font-size-asian="13pt" style:font-weight-asian="bold" style:font-size-complex="13pt" style:font-weight-complex="bold"/>
    </style:style>
    <style:style style:name="P12" style:family="paragraph" style:parent-style-name="Standard">
      <style:paragraph-properties fo:text-align="justify" style:justify-single-word="false"/>
      <style:text-properties style:text-position="0% 100%" style:font-name="Times New Roman" fo:font-size="13pt" fo:font-weight="bold" officeooo:rsid="00161a65" officeooo:paragraph-rsid="00161a65" style:font-size-asian="13pt" style:font-weight-asian="bold" style:font-size-complex="13pt" style:font-weight-complex="bold"/>
    </style:style>
    <style:style style:name="P13" style:family="paragraph" style:parent-style-name="Standard">
      <style:paragraph-properties fo:text-align="justify" style:justify-single-word="false"/>
      <style:text-properties style:text-position="0% 100%" style:font-name="Times New Roman" fo:font-size="13pt" fo:font-style="normal" fo:font-weight="bold" officeooo:rsid="00161a65" officeooo:paragraph-rsid="00161a65" style:font-size-asian="13pt" style:font-style-asian="normal" style:font-weight-asian="bold" style:font-size-complex="13pt" style:font-style-complex="normal" style:font-weight-complex="bold"/>
    </style:style>
    <style:style style:name="P14" style:family="paragraph" style:parent-style-name="Standard">
      <style:paragraph-properties fo:text-align="justify" style:justify-single-word="false"/>
      <style:text-properties style:text-position="0% 100%" style:font-name="Times New Roman" fo:font-size="13pt" fo:font-style="normal" fo:font-weight="bold" officeooo:rsid="0024d6c2" officeooo:paragraph-rsid="0024d6c2" style:font-size-asian="13pt" style:font-style-asian="normal" style:font-weight-asian="bold" style:font-size-complex="13pt" style:font-style-complex="normal" style:font-weight-complex="bold"/>
    </style:style>
    <style:style style:name="P15" style:family="paragraph" style:parent-style-name="Standard">
      <style:paragraph-properties fo:text-align="justify" style:justify-single-word="false"/>
      <style:text-properties style:text-position="0% 100%" style:font-name="Times New Roman" fo:font-size="13pt" fo:font-style="normal" fo:font-weight="bold" officeooo:rsid="0017ac99" officeooo:paragraph-rsid="0017ac99" style:font-size-asian="13pt" style:font-style-asian="normal" style:font-weight-asian="bold" style:font-size-complex="13pt" style:font-style-complex="normal" style:font-weight-complex="bold"/>
    </style:style>
    <style:style style:name="P16" style:family="paragraph" style:parent-style-name="Standard">
      <style:paragraph-properties fo:text-align="justify" style:justify-single-word="false"/>
      <style:text-properties style:text-position="0% 100%" style:font-name="Times New Roman" fo:font-size="13pt" fo:font-style="normal" fo:font-weight="bold" officeooo:rsid="002dc5aa" officeooo:paragraph-rsid="003455ac" style:font-size-asian="13pt" style:font-style-asian="normal" style:font-weight-asian="bold" style:font-size-complex="13pt" style:font-style-complex="normal" style:font-weight-complex="bold"/>
    </style:style>
    <style:style style:name="P17" style:family="paragraph" style:parent-style-name="Standard">
      <style:paragraph-properties fo:text-align="justify" style:justify-single-word="false"/>
      <style:text-properties style:text-position="0% 100%" style:font-name="Times New Roman" fo:font-size="13pt" fo:font-style="normal" fo:font-weight="bold" officeooo:rsid="002dc5aa" officeooo:paragraph-rsid="0035a39e" style:font-size-asian="13pt" style:font-style-asian="normal" style:font-weight-asian="bold" style:font-size-complex="13pt" style:font-style-complex="normal" style:font-weight-complex="bold"/>
    </style:style>
    <style:style style:name="P18" style:family="paragraph" style:parent-style-name="Standard">
      <style:paragraph-properties fo:text-align="justify" style:justify-single-word="false"/>
      <style:text-properties style:text-position="0% 100%" style:font-name="Times New Roman" fo:font-size="13pt" fo:font-style="normal" fo:font-weight="bold" officeooo:rsid="0024f6de" officeooo:paragraph-rsid="003455ac" style:font-size-asian="13pt" style:font-style-asian="normal" style:font-weight-asian="bold" style:font-size-complex="13pt" style:font-style-complex="normal" style:font-weight-complex="bold"/>
    </style:style>
    <style:style style:name="P19" style:family="paragraph" style:parent-style-name="Standard">
      <style:paragraph-properties fo:text-align="justify" style:justify-single-word="false"/>
      <style:text-properties style:text-position="0% 100%" style:font-name="Times New Roman" fo:font-size="13pt" fo:font-style="normal" fo:font-weight="bold" officeooo:rsid="0035a39e" officeooo:paragraph-rsid="0035a39e" style:font-size-asian="13pt" style:font-style-asian="normal" style:font-weight-asian="bold" style:font-size-complex="13pt" style:font-style-complex="normal" style:font-weight-complex="bold"/>
    </style:style>
    <style:style style:name="P20" style:family="paragraph" style:parent-style-name="Standard">
      <style:paragraph-properties fo:text-align="justify" style:justify-single-word="false"/>
      <style:text-properties style:text-position="0% 100%" style:font-name="Times New Roman" fo:font-size="13pt" fo:font-style="normal" fo:font-weight="normal" officeooo:rsid="00161a65" officeooo:paragraph-rsid="00161a65" style:font-size-asian="13pt" style:font-style-asian="normal" style:font-weight-asian="normal" style:font-size-complex="13pt" style:font-style-complex="normal" style:font-weight-complex="normal"/>
    </style:style>
    <style:style style:name="P21" style:family="paragraph" style:parent-style-name="Standard">
      <style:paragraph-properties fo:text-align="justify" style:justify-single-word="false"/>
      <style:text-properties style:text-position="0% 100%" style:font-name="Times New Roman" fo:font-size="13pt" fo:font-style="normal" fo:font-weight="normal" officeooo:rsid="00161a65" officeooo:paragraph-rsid="002be117" style:font-size-asian="13pt" style:font-style-asian="normal" style:font-weight-asian="normal" style:font-size-complex="13pt" style:font-style-complex="normal" style:font-weight-complex="normal"/>
    </style:style>
    <style:style style:name="P22" style:family="paragraph" style:parent-style-name="Standard" style:list-style-name="L2">
      <style:paragraph-properties fo:text-align="justify" style:justify-single-word="false"/>
      <style:text-properties style:text-position="0% 100%" style:font-name="Times New Roman" fo:font-size="13pt" fo:font-style="normal" fo:font-weight="normal" officeooo:rsid="00161a65" officeooo:paragraph-rsid="002901b9" style:font-size-asian="13pt" style:font-style-asian="normal" style:font-weight-asian="normal" style:font-size-complex="13pt" style:font-style-complex="normal" style:font-weight-complex="normal"/>
    </style:style>
    <style:style style:name="P23" style:family="paragraph" style:parent-style-name="Standard">
      <style:paragraph-properties fo:text-align="justify" style:justify-single-word="false"/>
      <style:text-properties style:text-position="0% 100%" style:font-name="Times New Roman" fo:font-size="13pt" fo:font-style="normal" fo:font-weight="normal" officeooo:rsid="00161a65" officeooo:paragraph-rsid="0024f6de" style:font-size-asian="13pt" style:font-style-asian="normal" style:font-weight-asian="normal" style:font-size-complex="13pt" style:font-style-complex="normal" style:font-weight-complex="normal"/>
    </style:style>
    <style:style style:name="P24" style:family="paragraph" style:parent-style-name="Standard">
      <style:paragraph-properties fo:text-align="justify" style:justify-single-word="false"/>
      <style:text-properties style:text-position="0% 100%" style:font-name="Times New Roman" fo:font-size="13pt" fo:font-style="normal" fo:font-weight="normal" officeooo:rsid="0024f6de" officeooo:paragraph-rsid="0024f6de" style:font-size-asian="13pt" style:font-style-asian="normal" style:font-weight-asian="normal" style:font-size-complex="13pt" style:font-style-complex="normal" style:font-weight-complex="normal"/>
    </style:style>
    <style:style style:name="P25" style:family="paragraph" style:parent-style-name="Standard" style:list-style-name="L1">
      <style:paragraph-properties fo:text-align="justify" style:justify-single-word="false"/>
      <style:text-properties style:text-position="0% 100%" style:font-name="Times New Roman" fo:font-size="13pt" fo:font-style="normal" fo:font-weight="normal" officeooo:rsid="0024f6de" officeooo:paragraph-rsid="0024f6de" style:font-size-asian="13pt" style:font-style-asian="normal" style:font-weight-asian="normal" style:font-size-complex="13pt" style:font-style-complex="normal" style:font-weight-complex="normal"/>
    </style:style>
    <style:style style:name="P26" style:family="paragraph" style:parent-style-name="Standard" style:list-style-name="L1">
      <style:paragraph-properties fo:text-align="justify" style:justify-single-word="false"/>
      <style:text-properties style:text-position="0% 100%" style:font-name="Times New Roman" fo:font-size="13pt" fo:font-style="normal" fo:font-weight="normal" officeooo:rsid="0024f6de" officeooo:paragraph-rsid="002901b9" style:font-size-asian="13pt" style:font-style-asian="normal" style:font-weight-asian="normal" style:font-size-complex="13pt" style:font-style-complex="normal" style:font-weight-complex="normal"/>
    </style:style>
    <style:style style:name="P27" style:family="paragraph" style:parent-style-name="Standard" style:list-style-name="L3">
      <style:paragraph-properties fo:text-align="justify" style:justify-single-word="false"/>
      <style:text-properties style:text-position="0% 100%" style:font-name="Times New Roman" fo:font-size="13pt" fo:font-style="normal" fo:font-weight="normal" officeooo:rsid="0024f6de" officeooo:paragraph-rsid="002901b9" style:font-size-asian="13pt" style:font-style-asian="normal" style:font-weight-asian="normal" style:font-size-complex="13pt" style:font-style-complex="normal" style:font-weight-complex="normal"/>
    </style:style>
    <style:style style:name="P28" style:family="paragraph" style:parent-style-name="Standard">
      <style:paragraph-properties fo:text-align="justify" style:justify-single-word="false"/>
      <style:text-properties style:text-position="0% 100%" style:font-name="Times New Roman" fo:font-size="13pt" fo:font-style="normal" fo:font-weight="normal" officeooo:rsid="0024f6de" officeooo:paragraph-rsid="003455ac" style:font-size-asian="13pt" style:font-style-asian="normal" style:font-weight-asian="normal" style:font-size-complex="13pt" style:font-style-complex="normal" style:font-weight-complex="normal"/>
    </style:style>
    <style:style style:name="P29" style:family="paragraph" style:parent-style-name="Standard" style:list-style-name="L1">
      <style:paragraph-properties fo:text-align="justify" style:justify-single-word="false"/>
      <style:text-properties style:text-position="0% 100%" style:font-name="Times New Roman" fo:font-size="13pt" fo:font-style="normal" fo:font-weight="normal" officeooo:rsid="0024d6c2" officeooo:paragraph-rsid="0024f6de" style:font-size-asian="13pt" style:font-style-asian="normal" style:font-weight-asian="normal" style:font-size-complex="13pt" style:font-style-complex="normal" style:font-weight-complex="normal"/>
    </style:style>
    <style:style style:name="P30" style:family="paragraph" style:parent-style-name="Standard" style:list-style-name="L1">
      <style:paragraph-properties fo:text-align="justify" style:justify-single-word="false"/>
      <style:text-properties style:text-position="0% 100%" style:font-name="Times New Roman" fo:font-size="13pt" fo:font-style="normal" fo:font-weight="normal" officeooo:rsid="0024d6c2" officeooo:paragraph-rsid="002901b9" style:font-size-asian="13pt" style:font-style-asian="normal" style:font-weight-asian="normal" style:font-size-complex="13pt" style:font-style-complex="normal" style:font-weight-complex="normal"/>
    </style:style>
    <style:style style:name="P31" style:family="paragraph" style:parent-style-name="Standard" style:list-style-name="L2">
      <style:paragraph-properties fo:text-align="justify" style:justify-single-word="false"/>
      <style:text-properties style:text-position="0% 100%" style:font-name="Times New Roman" fo:font-size="13pt" fo:font-style="normal" fo:font-weight="normal" officeooo:rsid="0024d6c2" officeooo:paragraph-rsid="002901b9" style:font-size-asian="13pt" style:font-style-asian="normal" style:font-weight-asian="normal" style:font-size-complex="13pt" style:font-style-complex="normal" style:font-weight-complex="normal"/>
    </style:style>
    <style:style style:name="P32" style:family="paragraph" style:parent-style-name="Standard" style:list-style-name="L3">
      <style:paragraph-properties fo:text-align="justify" style:justify-single-word="false"/>
      <style:text-properties style:text-position="0% 100%" style:font-name="Times New Roman" fo:font-size="13pt" fo:font-style="normal" fo:font-weight="normal" officeooo:rsid="0024d6c2" officeooo:paragraph-rsid="002901b9" style:font-size-asian="13pt" style:font-style-asian="normal" style:font-weight-asian="normal" style:font-size-complex="13pt" style:font-style-complex="normal" style:font-weight-complex="normal"/>
    </style:style>
    <style:style style:name="P33" style:family="paragraph" style:parent-style-name="Standard" style:list-style-name="L1">
      <style:paragraph-properties fo:text-align="justify" style:justify-single-word="false"/>
      <style:text-properties style:text-position="0% 100%" style:font-name="Times New Roman" fo:font-size="13pt" fo:font-style="normal" fo:font-weight="normal" officeooo:rsid="002901b9" officeooo:paragraph-rsid="002901b9" style:font-size-asian="13pt" style:font-style-asian="normal" style:font-weight-asian="normal" style:font-size-complex="13pt" style:font-style-complex="normal" style:font-weight-complex="normal"/>
    </style:style>
    <style:style style:name="P34" style:family="paragraph" style:parent-style-name="Standard" style:list-style-name="L2">
      <style:paragraph-properties fo:text-align="justify" style:justify-single-word="false"/>
      <style:text-properties style:text-position="0% 100%" style:font-name="Times New Roman" fo:font-size="13pt" fo:font-style="normal" fo:font-weight="normal" officeooo:rsid="002901b9" officeooo:paragraph-rsid="002901b9" style:font-size-asian="13pt" style:font-style-asian="normal" style:font-weight-asian="normal" style:font-size-complex="13pt" style:font-style-complex="normal" style:font-weight-complex="normal"/>
    </style:style>
    <style:style style:name="P35" style:family="paragraph" style:parent-style-name="Standard" style:list-style-name="L3">
      <style:paragraph-properties fo:text-align="justify" style:justify-single-word="false"/>
      <style:text-properties style:text-position="0% 100%" style:font-name="Times New Roman" fo:font-size="13pt" fo:font-style="normal" fo:font-weight="normal" officeooo:rsid="00328626" officeooo:paragraph-rsid="00328626" style:font-size-asian="13pt" style:font-style-asian="normal" style:font-weight-asian="normal" style:font-size-complex="13pt" style:font-style-complex="normal" style:font-weight-complex="normal"/>
    </style:style>
    <style:style style:name="P36" style:family="paragraph" style:parent-style-name="Standard">
      <style:paragraph-properties fo:text-align="justify" style:justify-single-word="false"/>
      <style:text-properties style:text-position="0% 100%" style:font-name="Times New Roman" fo:font-size="13pt" fo:font-style="normal" fo:font-weight="normal" officeooo:rsid="002dc5aa" officeooo:paragraph-rsid="003455ac" style:font-size-asian="13pt" style:font-style-asian="normal" style:font-weight-asian="normal" style:font-size-complex="13pt" style:font-style-complex="normal" style:font-weight-complex="normal"/>
    </style:style>
    <style:style style:name="P37" style:family="paragraph" style:parent-style-name="Standard">
      <style:paragraph-properties fo:text-align="justify" style:justify-single-word="false"/>
      <style:text-properties style:text-position="0% 100%" style:font-name="Times New Roman" fo:font-size="13pt" fo:font-style="normal" fo:font-weight="normal" officeooo:rsid="002dc5aa" officeooo:paragraph-rsid="0035a39e" style:font-size-asian="13pt" style:font-style-asian="normal" style:font-weight-asian="normal" style:font-size-complex="13pt" style:font-style-complex="normal" style:font-weight-complex="normal"/>
    </style:style>
    <style:style style:name="P38" style:family="paragraph" style:parent-style-name="Standard" style:list-style-name="L6">
      <style:paragraph-properties fo:text-align="justify" style:justify-single-word="false"/>
      <style:text-properties style:text-position="0% 100%" style:font-name="Times New Roman" fo:font-size="13pt" fo:font-style="normal" fo:font-weight="normal" officeooo:rsid="002dc5aa" officeooo:paragraph-rsid="003455ac" style:font-size-asian="13pt" style:font-style-asian="normal" style:font-weight-asian="normal" style:font-size-complex="13pt" style:font-style-complex="normal" style:font-weight-complex="normal"/>
    </style:style>
    <style:style style:name="P39" style:family="paragraph" style:parent-style-name="Standard">
      <style:paragraph-properties fo:text-align="justify" style:justify-single-word="false"/>
      <style:text-properties style:text-position="0% 100%" style:font-name="Times New Roman" fo:font-size="13pt" fo:font-style="normal" fo:font-weight="normal" officeooo:rsid="002dc5aa" officeooo:paragraph-rsid="0024f6de" style:font-size-asian="13pt" style:font-style-asian="normal" style:font-weight-asian="normal" style:font-size-complex="13pt" style:font-style-complex="normal" style:font-weight-complex="normal"/>
    </style:style>
    <style:style style:name="P40" style:family="paragraph" style:parent-style-name="Standard">
      <style:paragraph-properties fo:text-align="justify" style:justify-single-word="false"/>
      <style:text-properties style:text-position="0% 100%" style:font-name="Times New Roman" fo:font-size="13pt" fo:font-style="normal" fo:font-weight="normal" officeooo:rsid="0035a39e" officeooo:paragraph-rsid="0035a39e" style:font-size-asian="13pt" style:font-style-asian="normal" style:font-weight-asian="normal" style:font-size-complex="13pt" style:font-style-complex="normal" style:font-weight-complex="normal"/>
    </style:style>
    <style:style style:name="P41" style:family="paragraph" style:parent-style-name="Standard">
      <style:paragraph-properties fo:text-align="justify" style:justify-single-word="false"/>
      <style:text-properties style:text-position="0% 100%" style:font-name="Times New Roman" fo:font-size="13pt" fo:font-style="normal" fo:font-weight="normal" officeooo:rsid="003aefe7" officeooo:paragraph-rsid="003aefe7" style:font-size-asian="13pt" style:font-style-asian="normal" style:font-weight-asian="normal" style:font-size-complex="13pt" style:font-style-complex="normal" style:font-weight-complex="normal"/>
    </style:style>
    <style:style style:name="P42" style:family="paragraph" style:parent-style-name="Standard" style:list-style-name="L5">
      <style:paragraph-properties fo:text-align="justify" style:justify-single-word="false"/>
      <style:text-properties style:text-position="0% 100%" style:font-name="Times New Roman" fo:font-size="13pt" fo:font-style="normal" fo:font-weight="normal" officeooo:rsid="003aefe7" officeooo:paragraph-rsid="003aefe7" style:font-size-asian="13pt" style:font-style-asian="normal" style:font-weight-asian="normal" style:font-size-complex="13pt" style:font-style-complex="normal" style:font-weight-complex="normal"/>
    </style:style>
    <style:style style:name="P43" style:family="paragraph" style:parent-style-name="Standard" style:list-style-name="L8">
      <style:paragraph-properties fo:text-align="justify" style:justify-single-word="false"/>
      <style:text-properties style:text-position="0% 100%" style:font-name="Times New Roman" fo:font-size="13pt" fo:font-style="normal" fo:font-weight="normal" officeooo:rsid="003c8f2e" officeooo:paragraph-rsid="003c8f2e" style:font-size-asian="13pt" style:font-style-asian="normal" style:font-weight-asian="normal" style:font-size-complex="13pt" style:font-style-complex="normal" style:font-weight-complex="normal"/>
    </style:style>
    <style:style style:name="P44" style:family="paragraph" style:parent-style-name="Standard" style:list-style-name="L4">
      <style:paragraph-properties fo:text-align="justify" style:justify-single-word="false"/>
      <style:text-properties style:text-position="0% 100%" style:font-name="Times New Roman" fo:font-size="13pt" fo:font-weight="normal" officeooo:rsid="0035a39e" officeooo:paragraph-rsid="003c910e" style:font-size-asian="13pt" style:font-weight-asian="normal" style:font-size-complex="13pt" style:font-weight-complex="normal"/>
    </style:style>
    <style:style style:name="P45" style:family="paragraph" style:parent-style-name="Standard">
      <style:paragraph-properties fo:text-align="center" style:justify-single-word="false"/>
      <style:text-properties style:text-position="0% 100%" style:font-name="Times New Roman" fo:font-size="18pt" fo:font-weight="bold" style:font-size-asian="18pt" style:font-weight-asian="bold" style:font-size-complex="18pt" style:font-weight-complex="bold"/>
    </style:style>
    <style:style style:name="P46" style:family="paragraph" style:parent-style-name="Standard">
      <style:paragraph-properties fo:text-align="center" style:justify-single-word="false"/>
      <style:text-properties style:text-position="0% 100%" style:font-name="Times New Roman" fo:font-size="18pt" fo:font-weight="bold" officeooo:rsid="00145eda" officeooo:paragraph-rsid="00145eda" style:font-size-asian="18pt" style:font-weight-asian="bold" style:font-size-complex="18pt" style:font-weight-complex="bold"/>
    </style:style>
    <style:style style:name="P47" style:family="paragraph" style:parent-style-name="Standard">
      <style:paragraph-properties fo:text-align="center" style:justify-single-word="false"/>
      <style:text-properties style:text-position="0% 100%" style:font-name="Times New Roman" fo:font-size="18pt" fo:font-weight="bold" officeooo:rsid="003455ac" officeooo:paragraph-rsid="003455ac" style:font-size-asian="18pt" style:font-weight-asian="bold" style:font-size-complex="18pt" style:font-weight-complex="bold"/>
    </style:style>
    <style:style style:name="T1" style:family="text">
      <style:text-properties officeooo:rsid="0024d6c2"/>
    </style:style>
    <style:style style:name="T2" style:family="text">
      <style:text-properties officeooo:rsid="0024f6de"/>
    </style:style>
    <style:style style:name="T3" style:family="text">
      <style:text-properties officeooo:rsid="00260199"/>
    </style:style>
    <style:style style:name="T4" style:family="text">
      <style:text-properties officeooo:rsid="0027c11a"/>
    </style:style>
    <style:style style:name="T5" style:family="text">
      <style:text-properties officeooo:rsid="002901b9"/>
    </style:style>
    <style:style style:name="T6" style:family="text">
      <style:text-properties fo:font-weight="bold" style:font-weight-asian="bold" style:font-weight-complex="bold"/>
    </style:style>
    <style:style style:name="T7" style:family="text">
      <style:text-properties fo:font-weight="bold" officeooo:rsid="0035a39e" style:font-weight-asian="bold" style:font-weight-complex="bold"/>
    </style:style>
    <style:style style:name="T8" style:family="text">
      <style:text-properties officeooo:rsid="0013ef3e"/>
    </style:style>
    <style:style style:name="T9" style:family="text">
      <style:text-properties officeooo:rsid="002be117"/>
    </style:style>
    <style:style style:name="T10" style:family="text">
      <style:text-properties fo:font-style="normal" fo:font-weight="normal" officeooo:rsid="00161a65" style:font-style-asian="normal" style:font-weight-asian="normal" style:font-style-complex="normal" style:font-weight-complex="normal"/>
    </style:style>
    <style:style style:name="T11" style:family="text">
      <style:text-properties fo:font-style="normal" fo:font-weight="normal" officeooo:rsid="0024f6de"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officeooo:rsid="00328626"/>
    </style:style>
    <style:style style:name="T14" style:family="text">
      <style:text-properties style:font-name="sans-serif" fo:font-size="15.75pt"/>
    </style:style>
    <style:style style:name="T15" style:family="text">
      <style:text-properties style:font-name="Times New Roman"/>
    </style:style>
    <style:style style:name="T16" style:family="text">
      <style:text-properties style:font-name="Times New Roman" officeooo:rsid="00328626"/>
    </style:style>
    <style:style style:name="T17" style:family="text">
      <style:text-properties style:font-name="Times New Roman" officeooo:rsid="00161a65"/>
    </style:style>
    <style:style style:name="T18" style:family="text">
      <style:text-properties officeooo:rsid="0035a39e"/>
    </style:style>
    <style:style style:name="T19" style:family="text">
      <style:text-properties style:text-underline-style="solid" style:text-underline-type="double" style:text-underline-width="auto" style:text-underline-color="font-color" officeooo:rsid="0035a39e"/>
    </style:style>
    <style:style style:name="T20" style:family="text">
      <style:text-properties officeooo:rsid="0038f8a1"/>
    </style:style>
    <style:style style:name="T21" style:family="text">
      <style:text-properties officeooo:rsid="003aefe7"/>
    </style:style>
    <style:style style:name="T22" style:family="text">
      <style:text-properties style:text-position="super 58%"/>
    </style:style>
    <style:style style:name="T23" style:family="text">
      <style:text-properties officeooo:rsid="003c910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5"/>
      <text:p text:style-name="P45"/>
      <text:p text:style-name="P46">Capstone design project II</text:p>
      <text:p text:style-name="P47">Final Raport</text:p>
      <text:p text:style-name="P46">Grzegorz Rypeść</text:p>
      <text:p text:style-name="P46">Dawid Sitni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text:span text:style-name="T12">1. Project hangOut</text:span></text:p>
      <text:p text:style-name="P20">As our capstone <text:span text:style-name="T4">design </text:span>project we <text:span text:style-name="T1">created</text:span> a mobile application (frontend) and a server (backend). The project is called hangOut. Purpose of the application <text:span text:style-name="T13">was</text:span> to make creating spontaneous meetings easier for people. Users <text:span text:style-name="T13">are</text:span> required to register and set their profiles. Profile consist<text:span text:style-name="T13">s</text:span> of photos and description which <text:span text:style-name="T13">are</text:span> stored on server. Then they <text:span text:style-name="T13">can add friends, chat, create and join hangouts. Hangout is a meeting that has its location on a map, activity, description and maximum number of people who can participate.</text:span></text:p>
      <text:p text:style-name="P1"><text:span text:style-name="T15">All information about project, presentations and project itself </text:span><text:span text:style-name="T16">are</text:span><text:span text:style-name="T15"> stored on our github page which is: </text:span><text:a xlink:type="simple" xlink:href="https://github.com/grypesc/hangOut" text:style-name="Internet_20_link" text:visited-style-name="Visited_20_Internet_20_Link"><text:span text:style-name="T17">https://github.com/grypesc/hangOut</text:span></text:a><text:span text:style-name="T17">. Right now the repository is private and you should ask Grzegorz for access to it.</text:span></text:p>
      <text:p text:style-name="P1"/>
      <text:p text:style-name="P18"><text:span text:style-name="T18">2</text:span>. Our team</text:p>
      <text:p text:style-name="P28">Our team <text:span text:style-name="T18">is</text:span> probably the smallest one of all, it consists of two students from Poland. Yet project, we create<text:span text:style-name="T18">d</text:span>, is in our opinion the most complex one as it require<text:span text:style-name="T18">d</text:span> complete knowledge and understanding of implementing both frontend and backend. Usually much larger teams work on such a full stack project.</text:p>
      <text:p text:style-name="P28"/>
      <text:p text:style-name="P28"><text:span text:style-name="T6">Grzegorz Rypeść</text:span> – Currently 23 years old in Korean age, student of Warsaw University of Technology. My major is computer engineering and I am a third year student. I am strong in mathematics, algorithmics, and created many interesting projects in different technologies which can be found on my github repositories “https://github.com/grypesc/hangOut”. I came to South Korea last August as a double degree student at Kyungpook National University. While staying here I am working on my 4C skills as I believe they are the key to a successful future. I liked Dawid’s idea for a programming project and decided to do it as a Capstone <text:span text:style-name="T19">D</text:span>esign one. I am a huge fun of Ubuntu system and open source software and I would like to develop one in the future. My hobbies are swimming, working out, traveling, reading criminal books, dancing and listening to metal, rock, rock&amp;roll music. You can read more about me on my LinkedIn page: “https://www.linkedin.com/in/grzegorz-r-063401174/” Feel free to contact me via email: “g.rypesc@wp.pl” or Discord “Greg#0345”.</text:p>
      <text:p text:style-name="P28"/>
      <text:p text:style-name="P28"><text:span text:style-name="T6">Dawid Sitnik</text:span> - I am a third year student of Warsaw University of Technology in Poland. My major is computer science and I am passionate about programming, specially front sides of the app. During my studying I developed many websites and mobile applications, mostly for myself, but few of them were also for business clients. I used to travel a lot and during my journeys I noticed that many people are losing ability to communicate. I was trying to find out if there is any solution to that problem. I am the programmer, so the idea which came to my mind first was to create an application which would help humans meeting new humans. It is great for me and can be helpful to society. During this project I am going to develop my programming and creative thinking skills. However society will get a tool which facilitate them making new friends. You can contact me via email: “<text:a xlink:type="simple" xlink:href="mailto:sitnik.dawid1@gmail.com" text:style-name="Internet_20_link" text:visited-style-name="Visited_20_Internet_20_Link">sitnik.dawid1@gmail.com</text:a>”.</text:p>
      <text:p text:style-name="P1"><text:span text:style-name="T14"/></text:p>
      <text:p text:style-name="P5"><text:span text:style-name="T7">3</text:span><text:span text:style-name="T6">. Motivation for the project</text:span></text:p>
      <text:p text:style-name="P5"><text:span text:style-name="T18">These</text:span> days many people spend their time inside the virtual world. Even if we are outside our house we usually look at the screen of our smartphone. Instead of making new friends in the reality we decide to find them in the Internet. There is a big possibility that in few years, humans will completely lose a skill to interact with others in real world. </text:p>
      <text:p text:style-name="P5"/>
      <text:p text:style-name="P5"><text:soft-page-break/>We believe that socializing is a basic function of our society. To prevent loosing this ability we came up with idea for creating mobile application called HangOut. Its purpose is to simplify making new friends in real world. </text:p>
      <text:p text:style-name="P5"/>
      <text:p text:style-name="P5">There are many application which can help us meeting with new people. The problem is that the meeting without a particular purpose can sometimes be embarrassing. <text:span text:style-name="T8">All of us faced a situation in which we just could not find a connection with another person and the only thing, that we have been thinking about, was to come back home. To reduce situations like these it might be better to keep in mind a common goal while the hangout. Everybody knows that it is easier to get closer to ourselves while enjoying an activity. It can be anything, from playing football to smoking a cigarette or working on an interesting project. </text:span></text:p>
      <text:p text:style-name="P5"/>
      <text:p text:style-name="P6">The thing that out stands our application is possibility for adding a particular context to our meeting. Lets image that we are fans of the football. If we would like to play, but we do not have anybody to play with we can just create proposal of the meeting in our app and wait for volunteers. To avoid a situations in which we are not able to meet just because of commute or accessible time we will be able to specify an approximate time and place for our event. After spending a great time with a person that we just met, we can add him to our friends and send messages to keep in touch. </text:p>
      <text:p text:style-name="P5"/>
      <text:p text:style-name="P7">We believe that doing an activity which we like will always be a pleasure for us. And if we will do it with somebody we will enjoy activity as well as our partner!</text:p>
      <text:p text:style-name="P5"/>
      <text:p text:style-name="P8"><text:span text:style-name="T7">4</text:span><text:span text:style-name="T6">. How does it work?</text:span></text:p>
      <text:p text:style-name="P8"><text:span text:style-name="T6"/></text:p>
      <text:list xml:id="list1337984131" text:style-name="L4">
        <text:list-item>
          <text:p text:style-name="P44">Install application on a smartphone, we created the app installer but it’s not yet on Google Play Store <text:s text:c="168"/></text:p>
        </text:list-item>
        <text:list-item>
          <text:p text:style-name="P9">Register / Login (if you use your app frequently you will be logged automatically)</text:p>
        </text:list-item>
        <text:list-item>
          <text:p text:style-name="P9">Fill you<text:span text:style-name="T13">r</text:span> profile (description, profile image)</text:p>
        </text:list-item>
        <text:list-item>
          <text:p text:style-name="P10">Create or join hangOut</text:p>
        </text:list-item>
        <text:list-item>
          <text:p text:style-name="P10">Hangout with people in real life, <text:span text:style-name="T20">enjoy time and add them as friends for future meetings</text:span></text:p>
        </text:list-item>
        <text:list-item>
          <text:p text:style-name="P9">Get a new friend and add him in your app.</text:p>
        </text:list-item>
        <text:list-item>
          <text:p text:style-name="P9">Keep in touch and meet again in the future! </text:p>
        </text:list-item>
      </text:list>
      <text:p text:style-name="P21"/>
      <text:p text:style-name="P13"><text:span text:style-name="T18">5</text:span>. Tools</text:p>
      <text:list xml:id="list2148859683" text:style-name="L1">
        <text:list-item>
          <text:p text:style-name="P3"><text:span text:style-name="T10">https://github.com/grypesc/hangOut </text:span><text:span text:style-name="T11">– </text:span><text:span text:style-name="T10"><text:s/></text:span><text:span text:style-name="T11">project’s repository</text:span></text:p>
        </text:list-item>
        <text:list-item>
          <text:p text:style-name="P29">Ubuntu 18, <text:span text:style-name="T2">Android</text:span> – <text:span text:style-name="T5">Operating systems used for development</text:span></text:p>
        </text:list-item>
        <text:list-item>
          <text:p text:style-name="P25">Javascript – Programming language for both frontend and backend</text:p>
        </text:list-item>
        <text:list-item>
          <text:p text:style-name="P30">Atom <text:span text:style-name="T2">– T</text:span>ext editor</text:p>
        </text:list-item>
        <text:list-item>
          <text:p text:style-name="P26">npm – <text:s/><text:span text:style-name="T5">P</text:span>ack<text:span text:style-name="T5">a</text:span>ge mangaer</text:p>
        </text:list-item>
        <text:list-item>
          <text:p text:style-name="P33">git <text:span text:style-name="T2">– </text:span><text:s/>Version control system</text:p>
        </text:list-item>
        <text:list-item>
          <text:p text:style-name="P26">Babel.js – <text:s/><text:span text:style-name="T3">Javascript compiler</text:span></text:p>
        </text:list-item>
        <text:list-item>
          <text:p text:style-name="P30">Postman <text:span text:style-name="T2">– </text:span><text:s/><text:span text:style-name="T3">Testing and debugging the server</text:span></text:p>
        </text:list-item>
        <text:list-item>
          <text:p text:style-name="P33">LibreOffice – Office suite used to create documents and presentations</text:p>
        </text:list-item>
      </text:list>
      <text:p text:style-name="P13">Frontend:</text:p>
      <text:list xml:id="list3654275429" text:style-name="L2">
        <text:list-item>
          <text:p text:style-name="P22">React Native <text:span text:style-name="T2">– </text:span><text:s/><text:span text:style-name="T3">frontend framework</text:span></text:p>
        </text:list-item>
        <text:list-item>
          <text:p text:style-name="P31">Expo <text:span text:style-name="T2">– </text:span><text:s/><text:span text:style-name="T3">frontend development enviroment</text:span></text:p>
        </text:list-item>
        <text:list-item>
          <text:p text:style-name="P31"><text:soft-page-break/>Android Studio <text:span text:style-name="T2">– Android emulation</text:span></text:p>
        </text:list-item>
        <text:list-item>
          <text:p text:style-name="P34">Gimp – Raster graphics editor</text:p>
        </text:list-item>
      </text:list>
      <text:p text:style-name="P14">Backend:</text:p>
      <text:list xml:id="list3166418362" text:style-name="L3">
        <text:list-item>
          <text:p text:style-name="P32">Node.js <text:span text:style-name="T2">– </text:span><text:s/><text:span text:style-name="T2">server environment</text:span></text:p>
        </text:list-item>
        <text:list-item>
          <text:p text:style-name="P27">Express.js – <text:s text:c="2"/>server framework</text:p>
        </text:list-item>
        <text:list-item>
          <text:p text:style-name="P32">MongoDB <text:span text:style-name="T2">– </text:span><text:s/>open source database</text:p>
        </text:list-item>
        <text:list-item>
          <text:p text:style-name="P35">Amazon Web Service – Server where our backend is deployed and has a public addres.</text:p>
        </text:list-item>
      </text:list>
      <text:p text:style-name="P23"/>
      <text:p text:style-name="P15"><text:span text:style-name="T9">5</text:span>. Why and what for?</text:p>
      <text:p text:style-name="P1">Technology we chose allows to simultaneously develop a project for both IOS and Android systems. We think Javascript React Native will be a top smartphone programming technology in the future therefore we decided to learn it. What’s more we abandonded the idea of using Firebase database and decided to write our own server to make the project more complex and learn backend implementation. <text:span text:style-name="T5">Database we chose is also one of the most famous no-SQL databases so it is worh to learn it. Project itself is very serious and will be a good addition to our portfolio. Please note that all the tools and technologies are open source what will allow us to publish the application in Google Play store and Apple’s App Store. </text:span></text:p>
      <text:p text:style-name="P39"/>
      <text:p text:style-name="P19"><text:span text:style-name="T21">6. </text:span>What we learn<text:span text:style-name="T21">ed</text:span></text:p>
      <text:p text:style-name="P41">We learned:</text:p>
      <text:list xml:id="list2584661520" text:style-name="L5">
        <text:list-item>
          <text:p text:style-name="P42">Server implenetation in Javascript, Node.js, Express.js</text:p>
        </text:list-item>
        <text:list-item>
          <text:p text:style-name="P42">Connecting it to, and using a MongoDB database</text:p>
        </text:list-item>
        <text:list-item>
          <text:p text:style-name="P42">Creating mobile apps in React Native framework</text:p>
        </text:list-item>
        <text:list-item>
          <text:p text:style-name="P42">Using many tools like: npm, git, Postman, expo</text:p>
        </text:list-item>
        <text:list-item>
          <text:p text:style-name="P42">Deploying our backend on Amazon Web Service</text:p>
        </text:list-item>
        <text:list-item>
          <text:p text:style-name="P42">Teamwork</text:p>
        </text:list-item>
      </text:list>
      <text:p text:style-name="P41"/>
      <text:p text:style-name="P19"><text:span text:style-name="T21">7. The biggest problems</text:span></text:p>
      <text:list xml:id="list2896474120" text:style-name="L8">
        <text:list-item>
          <text:p text:style-name="P43">Outdated tutorials and documentations of many libraries</text:p>
        </text:list-item>
        <text:list-item>
          <text:p text:style-name="P43">React native 3<text:span text:style-name="T22">rd</text:span> party libraries that are no longer supported and have mistakes in source code </text:p>
        </text:list-item>
        <text:list-item>
          <text:p text:style-name="P43"><text:span text:style-name="T23">Making g</text:span>oogle maps <text:span text:style-name="T23">work in a release version of app</text:span></text:p>
        </text:list-item>
        <text:list-item>
          <text:p text:style-name="P43">Slow and unstable programming environment (Expo) </text:p>
        </text:list-item>
      </text:list>
      <text:p text:style-name="P40"/>
      <text:p text:style-name="P16">8. Sources</text:p>
      <text:p text:style-name="P36">As sources of our knowledge and code we use<text:span text:style-name="T21">d</text:span> Internet documentations, tutorials and threads on Internet forums. Especially:</text:p>
      <text:list xml:id="list2189729283" text:style-name="L6">
        <text:list-item>
          <text:p text:style-name="P38"><text:a xlink:type="simple" xlink:href="https://facebook.github.io/react-native/" text:style-name="Internet_20_link" text:visited-style-name="Visited_20_Internet_20_Link">https://facebook.github.io/react-native/</text:a></text:p>
        </text:list-item>
        <text:list-item>
          <text:p text:style-name="P38"><text:a xlink:type="simple" xlink:href="https://www.npmjs.com/" text:style-name="Internet_20_link" text:visited-style-name="Visited_20_Internet_20_Link">https://www.npmjs.com/</text:a></text:p>
        </text:list-item>
        <text:list-item>
          <text:p text:style-name="P38"><text:a xlink:type="simple" xlink:href="https://nodejs.org/en/" text:style-name="Internet_20_link" text:visited-style-name="Visited_20_Internet_20_Link">https://nodejs.org/en/</text:a></text:p>
        </text:list-item>
        <text:list-item>
          <text:p text:style-name="P38"><text:a xlink:type="simple" xlink:href="https://github.com/" text:style-name="Internet_20_link" text:visited-style-name="Visited_20_Internet_20_Link">https://github.com/</text:a></text:p>
        </text:list-item>
        <text:list-item>
          <text:p text:style-name="P38"><text:a xlink:type="simple" xlink:href="https://expressjs.com/" text:style-name="Internet_20_link" text:visited-style-name="Visited_20_Internet_20_Link">https://expressjs.com/</text:a></text:p>
        </text:list-item>
        <text:list-item>
          <text:p text:style-name="P38"><text:a xlink:type="simple" xlink:href="https://javascript.info/" text:style-name="Internet_20_link" text:visited-style-name="Visited_20_Internet_20_Link">https://javascript.info/</text:a></text:p>
        </text:list-item>
        <text:list-item>
          <text:p text:style-name="P38"><text:a xlink:type="simple" xlink:href="https://www.mongodb.com/" text:style-name="Internet_20_link" text:visited-style-name="Visited_20_Internet_20_Link">https://www.mongodb.com/</text:a></text:p>
        </text:list-item>
        <text:list-item>
          <text:p text:style-name="P38"><text:a xlink:type="simple" xlink:href="https://expo.io/" text:style-name="Internet_20_link" text:visited-style-name="Visited_20_Internet_20_Link">https://expo.io/</text:a></text:p>
        </text:list-item>
        <text:list-item>
          <text:p text:style-name="P38"><text:a xlink:type="simple" xlink:href="https://stackoverflow.com/" text:style-name="Internet_20_link" text:visited-style-name="Visited_20_Internet_20_Link">https://stackoverflow.com/</text:a></text:p>
        </text:list-item>
        <text:list-item>
          <text:p text:style-name="P38"><text:soft-page-break/><text:a xlink:type="simple" xlink:href="https://babeljs.io/" text:style-name="Internet_20_link" text:visited-style-name="Visited_20_Internet_20_Link">https://babeljs.io/</text:a></text:p>
        </text:list-item>
      </text:list>
      <text:p text:style-name="P36"/>
      <text:p text:style-name="P37"/>
      <text:p text:style-name="P17">9. Conclusion</text:p>
      <text:p text:style-name="P37">Our project is complex but it is very interesting and we will be able to learn a lot from it. Ifwe keep the code clean and make it modular we will be able to reuse it in our futureprojects. Once finished we may deploy it in real life environ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4T12:18:57.313973420</meta:creation-date>
    <dc:date>2019-06-04T20:04:28.628934825</dc:date>
    <meta:editing-duration>PT14H45M18S</meta:editing-duration>
    <meta:editing-cycles>10</meta:editing-cycles>
    <meta:generator>LibreOffice/6.0.7.3$Linux_X86_64 LibreOffice_project/00m0$Build-3</meta:generator>
    <meta:document-statistic meta:table-count="0" meta:image-count="0" meta:object-count="0" meta:page-count="5" meta:paragraph-count="74" meta:word-count="1387" meta:character-count="8387" meta:non-whitespace-character-count="6912"/>
  </office:meta>
</office:document-meta>
</file>